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2.66pt"/>
    </style:style>
    <style:style style:name="co2" style:family="table-column">
      <style:table-column-properties fo:break-before="auto" style:column-width="205.54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72.9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martVanBox_20_1.0.0_20_-_20_BOM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martVanBox 1.0.0 - 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unication</text:p>
          </table:table-cell>
          <table:table-cell table:style-name="ce1" office:value-type="string" calcext:value-type="string">
            <text:p>Shop 1</text:p>
          </table:table-cell>
          <table:table-cell table:style-name="ce1" office:value-type="string" calcext:value-type="string">
            <text:p>Shop 2 (US)</text:p>
          </table:table-cell>
          <table:table-cell table:style-name="ce1" office:value-type="string" calcext:value-type="string">
            <text:p>Shop 3 (IT)</text:p>
          </table:table-cell>
          <table:table-cell table:style-name="ce1" office:value-type="string" calcext:value-type="string">
            <text:p>Docs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DC/DC Converter</text:p>
          </table:table-cell>
          <table:table-cell table:style-name="ce2" office:value-type="string" calcext:value-type="string">
            <text:p>DC/DC Converter (12 &gt; 5V)</text:p>
          </table:table-cell>
          <table:table-cell table:style-name="ce2" office:value-type="string" calcext:value-type="string">
            <text:p>--</text:p>
          </table:table-cell>
          <table:table-cell table:style-name="ce5" office:value-type="string" calcext:value-type="string">
            <text:p><text:a xlink:href="https://www.amazon.it/gp/product/B07WRM15K5/ref=ppx_yo_dt_b_asin_title_o02_s01?ie=UTF8&amp;psc=1" xlink:type="simple">https://www.amazon.it/gp/product/B07WRM15K5</text:a></text:p>
          </table:table-cell>
          <table:table-cell table:style-name="ce7" office:value-type="string" calcext:value-type="string">
            <text:p><text:a xlink:href="https://www.amazon.com/Converter-Regulator-Adapter-Reducer-Electronics/dp/B07Q5W1BG3/ref=sr_1_11?dib=eyJ2IjoiMSJ9._ZBWvecB25Fam2IR_p2H3fkL1xBMuG3Ay5af84GNLFY7LdsyzGdqD641mRh9ki-nn3iITx3j3LQ4hbaVU9LatipvCyWWBHAms4p-SOnn6W_SV2EYG7CLM_EqW4h-Dl335RaXXC7D_rGcTM96V0crzvecjZeWkNtkvhDe5s8SVpD-mAlJsKBwvHwwpODTo53HxHUvSs1yOyyRXXZp9UWVSkKst27hQXRTtlBgq9ijmJLwAe5MgjdQF9aGvCLuX_n-FVCqOvDVBg5ev4F22ZkeHsS_kOY2jP6U5-OnX9fw0Cs.MXIQfDF-lU73Muj-516kS37Q8lxXG8Uhs9w3EsVHWcE&amp;dib_tag=se&amp;keywords=dc%2Fdc+converter+12v+5v&amp;qid=1720251012&amp;s=electronics&amp;sr=1-11" xlink:type="simple">https://www.amazon.com/Converter-Regulator-Adapter-Reducer-Electronics/dp/B07Q5W1BG3</text:a></text:p>
          </table:table-cell>
          <table:table-cell table:style-name="ce5" office:value-type="string" calcext:value-type="string">
            <text:p><text:a xlink:href="https://www.amazon.it/gp/product/B07WRM15K5/ref=ppx_yo_dt_b_asin_title_o02_s01?ie=UTF8&amp;psc=1" xlink:type="simple">https://www.amazon.it/gp/product/B07WRM15K5</text:a></text:p>
          </table:table-cell>
          <table:table-cell table:style-name="ce2" office:value-type="string" calcext:value-type="string">
            <text:p>--</text:p>
          </table:table-cell>
          <table:table-cell table:style-name="ce11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Raspberry PI 4</text:p>
          </table:table-cell>
          <table:table-cell table:style-name="ce2" office:value-type="string" calcext:value-type="string">
            <text:p>Raspberry PI (or similar)</text:p>
          </table:table-cell>
          <table:table-cell table:style-name="ce2" office:value-type="string" calcext:value-type="string">
            <text:p>--</text:p>
          </table:table-cell>
          <table:table-cell table:style-name="ce5" office:value-type="string" calcext:value-type="string">
            <text:p><text:a xlink:href="https://www.amazon.it/Raspberry-Pi-4595-Modello-4GB/dp/B09TTNF8BT/ref=sr_1_5?__mk_it_IT=%C3%85M%C3%85%C5%BD%C3%95%C3%91&amp;dib=eyJ2IjoiMSJ9.7lI8eeW17wtaJWRLUUnFSfAwpC7wYsGikJ1GOwZHVmzHuXpOXFHqLYKy6034o4UrteKi1kCY0hnwihxlOjKY5rpY-4DHirlkkTXpbbpS1xHHCVAbu3B0la3BxR77Qzh11zCXWOuhZhH902rmiU0NoVuykPaG0-R4itwRba568Fnuz0FVGsQVhl5CEd4UN7kwuNBh6S9jJOH4xT4LHLeNgERUr3Uwru--nNT3qHmkaIWoGdVhsEmH_WiL3Gzkfk2QND67zBWyoyOfgtIk88Lh_vr-en0abcjsLxZvwE-QLyM.WRQdX45CShOypb6PbY0i7NLr_J7YnXGXNgkfx_jm9x4&amp;dib_tag=se&amp;keywords=RASPBERRY+PI+4+4gb&amp;qid=1720250866&amp;sr=8-5" xlink:type="simple">https://www.amazon.it/Raspberry-Pi-4595-Modello-4GB/dp/B09TTNF8BT</text:a></text:p>
          </table:table-cell>
          <table:table-cell table:style-name="ce7" office:value-type="string" calcext:value-type="string">
            <text:p><text:a xlink:href="https://www.amazon.com/Raspberry-Quad-core-Cortex-A72-Wireless-Bluetooth/dp/B0B6VR1K5Q/ref=sxin_16_pa_sp_search_thematic_sspa?content-id=amzn1.sym.5439bf72-3da4-45fb-a22b-ecb711485806%3Aamzn1.sym.5439bf72-3da4-45fb-a22b-ecb711485806&amp;cv_ct_cx=RASPBERRY+PI+4+4gb&amp;dib=eyJ2IjoiMSJ9.TyjNUYyf5nzJeSkA3VtvJYba-g5ECQVKYeOIWwGt8zQhXEWEr3ulHD9YFLtvCEnGU3XIOvriVDGkfGRlzdwNow.fHu_-VHtBfMJ_5Z7xVids3OH8EjljfVSkmH5Mk-4f2E&amp;dib_tag=se&amp;keywords=RASPBERRY+PI+4+4gb&amp;pd_rd_i=B0B6VR1K5Q&amp;pd_rd_r=8061303b-a61c-492d-a519-54b70c7a50f4&amp;pd_rd_w=boWCB&amp;pd_rd_wg=ABKFO&amp;pf_rd_p=5439bf72-3da4-45fb-a22b-ecb711485806&amp;pf_rd_r=6S478NF6RVZFYKTXZVKP&amp;qid=1720250873&amp;sbo=RZvfv%2F%2FHxDF%2BO5021pAnSA%3D%3D&amp;sr=1-3-364cf978-ce2a-480a-9bb0-bdb96faa0f61-spons&amp;sp_csd=d2lkZ2V0TmFtZT1zcF9zZWFyY2hfdGhlbWF0aWM&amp;psc=1" xlink:type="simple">https://www.amazon.com/Raspberry-Quad-core-Cortex-A72-Wireless-Bluetooth/dp/B0B6VR1K5Q</text:a></text:p>
          </table:table-cell>
          <table:table-cell table:style-name="ce5" office:value-type="string" calcext:value-type="string">
            <text:p><text:a xlink:href="https://www.amazon.it/Raspberry-Pi-4595-Modello-4GB/dp/B09TTNF8BT/ref=sr_1_5?__mk_it_IT=%C3%85M%C3%85%C5%BD%C3%95%C3%91&amp;dib=eyJ2IjoiMSJ9.7lI8eeW17wtaJWRLUUnFSfAwpC7wYsGikJ1GOwZHVmzHuXpOXFHqLYKy6034o4UrteKi1kCY0hnwihxlOjKY5rpY-4DHirlkkTXpbbpS1xHHCVAbu3B0la3BxR77Qzh11zCXWOuhZhH902rmiU0NoVuykPaG0-R4itwRba568Fnuz0FVGsQVhl5CEd4UN7kwuNBh6S9jJOH4xT4LHLeNgERUr3Uwru--nNT3qHmkaIWoGdVhsEmH_WiL3Gzkfk2QND67zBWyoyOfgtIk88Lh_vr-en0abcjsLxZvwE-QLyM.WRQdX45CShOypb6PbY0i7NLr_J7YnXGXNgkfx_jm9x4&amp;dib_tag=se&amp;keywords=RASPBERRY+PI+4+4gb&amp;qid=1720250866&amp;sr=8-5" xlink:type="simple">https://www.amazon.it/Raspberry-Pi-4595-Modello-4GB/dp/B09TTNF8BT</text:a></text:p>
          </table:table-cell>
          <table:table-cell table:style-name="ce2" office:value-type="string" calcext:value-type="string">
            <text:p>--</text:p>
          </table:table-cell>
          <table:table-cell table:style-name="ce11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D Card</text:p>
          </table:table-cell>
          <table:table-cell table:style-name="ce2" office:value-type="string" calcext:value-type="string">
            <text:p>Memory card used as storage for the Raspberry Pi</text:p>
          </table:table-cell>
          <table:table-cell table:style-name="ce2" office:value-type="string" calcext:value-type="string">
            <text:p>--</text:p>
          </table:table-cell>
          <table:table-cell table:style-name="ce5" office:value-type="string" calcext:value-type="string">
            <text:p><text:a xlink:href="https://www.amazon.it/Kingston-SDCS2-32GB-microSD-Adattatore/dp/B07YGZ7FY7/ref=sr_1_9?__mk_it_IT=%C3%85M%C3%85%C5%BD%C3%95%C3%91&amp;dib=eyJ2IjoiMSJ9.cFBPCY6XQ5vs2ng6E_U9j-cNkBQGcqAQ3xm6U69Cx8tVVp2PYqVG8M1gabe_Mmj7AXAAfW2MiXHEwed397TyAmnT7EeBHOcrHZRlkfbF_Bva3kGxbM34KsSoUYxHr-SgzeHRnJtSp7DmDfOstZWNz4E9zawDgsPi6SkXIV6q6eqLyjmJlgPk7wujzcb7MpK5DT6GdgCZBIJDhJ-rsanTVZVdS8mehNOQkE3d2J7vMRgp9HAT41OtNY6jnZUVvrxsDK2zChLLwHe8rpQpjO7vgAIB60xvEUCxztP1U0b46yg.JPggYJ6hJqZ2PFHyda2C9DmDEIAg6oJ6jF3oFWwA_Ok&amp;dib_tag=se&amp;keywords=micro+sd+card+32GB&amp;qid=1720339243&amp;sr=8-9" xlink:type="simple">https://www.amazon.it/Kingston-SDCS2-32GB-microSD-Adattatore/dp/B07YGZ7FY7</text:a></text:p>
          </table:table-cell>
          <table:table-cell table:style-name="ce7" office:value-type="string" calcext:value-type="string">
            <text:p><text:a xlink:href="https://www.amazon.com/SanDisk-microSDHC-Standard-Packaging-SDSQUNC-032G-GN6MA/dp/B010Q57T02/ref=sr_1_14?dib=eyJ2IjoiMSJ9.8sl7Pj-4H9tVkZp9gl1u9IWTz3mT8OikUrewHTql5PLVgy0gwD6mymZ8yndLi0vHkyAojPjxyI2z9Q6ayOxcKPDcDVnKnQSLu0fjL4VWOHhycGim2w3mgJ0t_by8cceyq9BV075pYpXYMRDoEWhGm24mo7k83WryfVS5z_hX1rfRyVNepppwCEwou6u7dpAOf6Us6y7suls7RVgIkgqu59L5NO3cwvIrc-eKeWbqm3E.XvaGF6A8A_qLBoL0kLWK0s7Mj-gz8pTwbhOQR7JLNZ4&amp;dib_tag=se&amp;keywords=sd%2Bcard%2Bmicro%2B32gb&amp;qid=1720339304&amp;sr=8-14&amp;th=1" xlink:type="simple">https://www.amazon.com/SanDisk-microSDHC-Standard-Packaging-SDSQUNC-032G-GN6MA/dp/B010Q57T02</text:a></text:p>
          </table:table-cell>
          <table:table-cell table:style-name="ce5" office:value-type="string" calcext:value-type="string">
            <text:p><text:a xlink:href="https://www.amazon.it/Kingston-SDCS2-32GB-microSD-Adattatore/dp/B07YGZ7FY7/ref=sr_1_9?__mk_it_IT=%C3%85M%C3%85%C5%BD%C3%95%C3%91&amp;dib=eyJ2IjoiMSJ9.cFBPCY6XQ5vs2ng6E_U9j-cNkBQGcqAQ3xm6U69Cx8tVVp2PYqVG8M1gabe_Mmj7AXAAfW2MiXHEwed397TyAmnT7EeBHOcrHZRlkfbF_Bva3kGxbM34KsSoUYxHr-SgzeHRnJtSp7DmDfOstZWNz4E9zawDgsPi6SkXIV6q6eqLyjmJlgPk7wujzcb7MpK5DT6GdgCZBIJDhJ-rsanTVZVdS8mehNOQkE3d2J7vMRgp9HAT41OtNY6jnZUVvrxsDK2zChLLwHe8rpQpjO7vgAIB60xvEUCxztP1U0b46yg.JPggYJ6hJqZ2PFHyda2C9DmDEIAg6oJ6jF3oFWwA_Ok&amp;dib_tag=se&amp;keywords=micro+sd+card+32GB&amp;qid=1720339243&amp;sr=8-9" xlink:type="simple">https://www.amazon.it/Kingston-SDCS2-32GB-microSD-Adattatore/dp/B07YGZ7FY7</text:a></text:p>
          </table:table-cell>
          <table:table-cell table:style-name="ce2" office:value-type="string" calcext:value-type="string">
            <text:p>--</text:p>
          </table:table-cell>
          <table:table-cell table:style-name="ce11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GPIO Extender</text:p>
          </table:table-cell>
          <table:table-cell table:style-name="ce2" office:value-type="string" calcext:value-type="string">
            <text:p>GPIO Extender AW9523B IO Expansion Board, I2C Interface, Expands 16 I/O Pins</text:p>
          </table:table-cell>
          <table:table-cell table:style-name="ce2" office:value-type="string" calcext:value-type="string">
            <text:p>I2C</text:p>
          </table:table-cell>
          <table:table-cell table:style-name="ce3" office:value-type="string" calcext:value-type="string">
            <text:p><text:a xlink:href="https://www.waveshare.com/product/modules/others/interface-expansion/aw9523b-io-expansion-board.htm" xlink:type="simple">https://www.waveshare.com/product/modules/others/interface-expansion/aw9523b-io-expansion-board.htm</text:a></text:p>
          </table:table-cell>
          <table:table-cell table:style-name="ce7" office:value-type="string" calcext:value-type="string">
            <text:p><text:a xlink:href="https://www.amazon.com/AW9523B-Expansion-Raspberry-Modifying-Addrtess/dp/B0B4JSV93M/ref=sr_1_3?dib=eyJ2IjoiMSJ9.77mbxw6Lei8Ctv1rWZarnQTmbeDjPya8FX1v8LSEGHncX7fUzATmrJ_g5YkpN8KPYDw88WUcFo5VCXoHup0gh3vbIvDnTwQApFolV3np3Aag0hYeiJl3eB5EGhI66wXRR9UApcWQUAuWgRU2-UMSFbED3EOVJxVNr8npYBAjn64CG0U3S2YS8vuN4TNgSWCcuyJsBEoukyIavh9sNE3erq1_R1juvlbKu7SF1wxMKaI.DOSr-T-QqP6a5Y1QPujy6ID8bgu8249yYGrXAb1pacU&amp;dib_tag=se&amp;keywords=AW9523B+IO+Expansion+Board%2C&amp;qid=1720250772&amp;sr=8-3" xlink:type="simple">https://www.amazon.com/AW9523B-Expansion-Raspberry-Modifying-Addrtess/dp/B0B4JSV93M</text:a></text:p>
          </table:table-cell>
          <table:table-cell table:style-name="ce5" office:value-type="string" calcext:value-type="string">
            <text:p><text:a xlink:href="https://www.amazon.it/Expansion-Raspberry-Utilizzare-Espansione-Contemporaneamente/dp/B0B4JSV93M/ref=sr_1_1?__mk_it_IT=%C3%85M%C3%85%C5%BD%C3%95%C3%91&amp;dib=eyJ2IjoiMSJ9.oWkfULY9fg96csFeQ8PpAg.UbGpHKZf6drDQjRqJSBYwMXfjwDPMHDfl9VHHsK25ho&amp;dib_tag=se&amp;keywords=aw9523b+io+expansion+board40p&amp;qid=1720250740&amp;sr=8-1" xlink:type="simple">https://www.amazon.it/Expansion-Raspberry-Utilizzare-Espansione-Contemporaneamente/dp/B0B4JSV93M</text:a></text:p>
          </table:table-cell>
          <table:table-cell table:style-name="ce3" office:value-type="string" calcext:value-type="string">
            <text:p><text:a xlink:href="http://www.waveshare.com/wiki/AW9523B_IO_Expansion_Board" xlink:type="simple">http://www.waveshare.com/wiki/AW9523B_IO_Expansion_Board</text:a></text:p>
          </table:table-cell>
          <table:table-cell table:style-name="ce11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UPS Pack V3</text:p>
          </table:table-cell>
          <table:table-cell table:style-name="ce2" office:value-type="string" calcext:value-type="string">
            <text:p>Battery and Double power management</text:p>
          </table:table-cell>
          <table:table-cell table:style-name="ce2" office:value-type="string" calcext:value-type="string">
            <text:p>UART</text:p>
          </table:table-cell>
          <table:table-cell table:style-name="ce5" office:value-type="string" calcext:value-type="string">
            <office:annotation draw:style-name="gr1" draw:text-style-name="P2" svg:width="286.21pt" svg:height="27.01pt" svg:x="516.13pt" svg:y="101.99pt" draw:caption-point-x="-11.54pt" draw:caption-point-y="-22.96pt">
              <dc:date>2024-07-17T00:00:00</dc:date>
              <text:p text:style-name="P1">With 4000A Battery</text:p>
            </office:annotation>
            <text:p><text:a xlink:href="https://www.amazon.it/Seamuing-Raspberry-Alimentazione-Espansione-Batteria/dp/B09LCBQVF5/ref=sr_1_8?__mk_it_IT=%C3%85M%C3%85%C5%BD%C3%95%C3%91&amp;dib=eyJ2IjoiMSJ9.N2LlG8eJ9OAIaSCTb_8e-fL0Z5cyPShtccPg_sXYtF7uSzZlkxDvNWkon2-Zx7_sFChtMSAtVH9fecS0yY75BkzhqcxBa0StFdEO3ncmcyf50bYOPEJEHGxECvWkFyDaIyad1TJWEvQmSofhqnSf3pXNUZgGgl5wiwtRk32pzDQb4ZEf65WyWLpA6M3vN0d9stP9zJcSt7FGkqnhHO0AfuudMwGFGgqAxX-CODSJSdTtf3PBJIiL1JQWFPkKBmjvtEfwQLjQSvEss4_HkkPHx_y507nBvQi-Zf_MMaZvWks.iPxRsSEMFh5mHmaosWljZY9lp6RAAtqA_6s_jXZF4yU&amp;dib_tag=se&amp;keywords=raspberry+ups+10000&amp;qid=1720250190&amp;sr=8-8" xlink:type="simple">https://www.amazon.it/Seamuing-Raspberry-Alimentazione-Espansione-Batteria/dp/B09LCBQVF5</text:a></text:p>
          </table:table-cell>
          <table:table-cell table:style-name="ce7" office:value-type="string" calcext:value-type="string">
            <text:p><text:a xlink:href="https://www.amazon.com/Raspberry-Battery-Standard-10000mAh-Expansion/dp/B07Y213F8S/ref=sr_1_2?dib=eyJ2IjoiMSJ9.N2d7-UN7gO6TrHpJRwxbWaLHaL7-6qhjQJUoZT8P4WXvxkx9Nia2hAErWcv8jey-KHjcEALX8mKrlE8OcujTTxlvXTChji722QC4gYsL-sMlwCVJysokcheg4PSxqCyMCqwGXTZf4LBKxgEng-MejB9SUgVxoGLwEzrQmxBXccXOEt94HdyV_QZ7-bIvZ2ELhRAMN1TOkKrKNMmrKh4CPjGMX7JrLLsDqGick_OoW9Y.SZ8mpRnLzUPBiu95xAP0m1_Scd_Qt-lQvMYIDDN5E1w&amp;dib_tag=se&amp;keywords=raspberry%2Bups&amp;qid=1720250518&amp;sr=8-2&amp;th=1" xlink:type="simple">https://www.amazon.com/Raspberry-Battery-Standard-10000mAh-Expansion/dp/B07Y213F8S</text:a></text:p>
          </table:table-cell>
          <table:table-cell table:style-name="ce5" office:value-type="string" calcext:value-type="string">
            <office:annotation draw:style-name="gr1" draw:text-style-name="P2" svg:width="280.6pt" svg:height="27.01pt" svg:x="662.03pt" svg:y="101.99pt" draw:caption-point-x="-11.54pt" draw:caption-point-y="-22.96pt">
              <dc:date>2024-07-17T00:00:00</dc:date>
              <text:p text:style-name="P1">With 4000A Battery</text:p>
            </office:annotation>
            <text:p><text:a xlink:href="https://www.amazon.it/Seamuing-Raspberry-Alimentazione-Espansione-Batteria/dp/B09LCBQVF5/ref=sr_1_8?__mk_it_IT=%C3%85M%C3%85%C5%BD%C3%95%C3%91&amp;dib=eyJ2IjoiMSJ9.N2LlG8eJ9OAIaSCTb_8e-fL0Z5cyPShtccPg_sXYtF7uSzZlkxDvNWkon2-Zx7_sFChtMSAtVH9fecS0yY75BkzhqcxBa0StFdEO3ncmcyf50bYOPEJEHGxECvWkFyDaIyad1TJWEvQmSofhqnSf3pXNUZgGgl5wiwtRk32pzDQb4ZEf65WyWLpA6M3vN0d9stP9zJcSt7FGkqnhHO0AfuudMwGFGgqAxX-CODSJSdTtf3PBJIiL1JQWFPkKBmjvtEfwQLjQSvEss4_HkkPHx_y507nBvQi-Zf_MMaZvWks.iPxRsSEMFh5mHmaosWljZY9lp6RAAtqA_6s_jXZF4yU&amp;dib_tag=se&amp;keywords=raspberry+ups+10000&amp;qid=1720250190&amp;sr=8-8" xlink:type="simple">https://www.amazon.it/Seamuing-Raspberry-Alimentazione-Espansione-Batteria/dp/B09LCBQVF5</text:a></text:p>
          </table:table-cell>
          <table:table-cell table:style-name="ce3" office:value-type="string" calcext:value-type="string">
            <text:p><text:a xlink:href="https://github.com/rcdrones/UPSPACK_V3/blob/master/README_en.md" xlink:type="simple">https://github.com/rcdrones/UPSPACK_V3/blob/master/README_en.md</text:a></text:p>
          </table:table-cell>
          <table:table-cell table:style-name="ce11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IM7600</text:p>
          </table:table-cell>
          <table:table-cell table:style-name="ce2" office:value-type="string" calcext:value-type="string">
            <text:p>SIM7600E-H 4G HAT for Raspberry Pi, LTE Cat-4 4G / 3G / 2G, GNSS, for Europe, Southeast Asia, West Asia, Africa</text:p>
          </table:table-cell>
          <table:table-cell table:style-name="ce2" office:value-type="string" calcext:value-type="string">
            <text:p>UART + AT&amp;T</text:p>
          </table:table-cell>
          <table:table-cell table:style-name="ce3" office:value-type="string" calcext:value-type="string">
            <text:p><text:a xlink:href="https://www.waveshare.com/product/sim7600e-h-4g-hat.htm" xlink:type="simple">https://www.waveshare.com/product/sim7600e-h-4g-hat.htm</text:a></text:p>
          </table:table-cell>
          <table:table-cell table:style-name="ce7" office:value-type="string" calcext:value-type="string">
            <office:annotation draw:style-name="gr2" draw:text-style-name="P2" svg:width="283.38pt" svg:height="26.99pt" svg:x="589.1pt" svg:y="117.75pt" draw:caption-point-x="-11.54pt" draw:caption-point-y="-22.99pt">
              <dc:date>2024-07-17T00:00:00</dc:date>
              <text:p text:style-name="P1">This is the SIM7600A-H for North America</text:p>
            </office:annotation>
            <text:p><text:a xlink:href="https://www.amazon.com/4G-HAT-SIM7600A-H-Communication-Positioning/dp/B07PLTP3M6/ref=sr_1_4_sspa?dib=eyJ2IjoiMSJ9.tIz_LmBvBxeObzmo2TRdLWyuOrFvM-_YeebtZbTlPQTGjHj071QN20LucGBJIEps.iw9i4PtpkdvkmXQfthTIDs_4x47pdGK4q4Npw160iUc&amp;dib_tag=se&amp;keywords=sim7600e-h&amp;qid=1720248466&amp;sr=8-4-spons&amp;sp_csd=d2lkZ2V0TmFtZT1zcF9idGY&amp;psc=1&amp;smid=A2SA28G0M1VPHD" xlink:type="simple">https://www.amazon.com/4G-HAT-SIM7600A-H-Communication-Positioning/dp/B07PLTP3M6</text:a></text:p>
          </table:table-cell>
          <table:table-cell table:style-name="ce5" office:value-type="string" calcext:value-type="string">
            <text:p><text:a xlink:href="https://www.amazon.it/Waveshare-4G-Raspberry-SIM7600E-H-Supports/dp/B07F1NSGQ8/ref=sr_1_3?__mk_it_IT=%C3%85M%C3%85%C5%BD%C3%95%C3%91&amp;dib=eyJ2IjoiMSJ9.wODPPRaXCKhZxAjGsrTHmUrtfEeYscymqrPhmvdO1PFdAaYZXgdGUzNy69YtjhXdXwYIu7lzKUcS64CigBp7PCKOLvQB7ioIBznhw9A90SBlW7ly53PhW2YyhuDmg4ngdW8tpBfYdTropn97raGo5sHvL5ADCHzdSX0RYqERJXQex5TQHWzY76yY-p5gZRKbmBLnvAJKAjfbKr_tO5v5TfiaAifZQaboEnnTwtSo7vLnqK_jei44RshUBp1dL9cinE7-LUXOulm2ZMrcoYeX63XAp3guc28eL3bAW_PRCHc.dRiEBbXoQFlb0rEXl364bZ3cH4VYPibwPAw96u7gK7Y&amp;dib_tag=se&amp;keywords=sim7600&amp;qid=1720250081&amp;sr=8-3" xlink:type="simple">https://www.amazon.it/Waveshare-4G-Raspberry-SIM7600E-H-Supports/dp/B07F1NSGQ8</text:a></text:p>
          </table:table-cell>
          <table:table-cell table:style-name="ce3" office:value-type="string" calcext:value-type="string">
            <text:p><text:a xlink:href="https://www.waveshare.com/wiki/SIM7600E-H_4G_HAT" xlink:type="simple">https://www.waveshare.com/wiki/SIM7600E-H_4G_HAT</text:a></text:p>
          </table:table-cell>
          <table:table-cell table:style-name="ce11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Push Buttons</text:p>
          </table:table-cell>
          <table:table-cell table:style-name="ce2" office:value-type="string" calcext:value-type="string">
            <text:p>Physical buttons accessible from the box</text:p>
          </table:table-cell>
          <table:table-cell table:style-name="ce2" office:value-type="string" calcext:value-type="string">
            <text:p>GPIO</text:p>
          </table:table-cell>
          <table:table-cell table:style-name="ce5" office:value-type="string" calcext:value-type="string">
            <text:p><text:a xlink:href="https://www.amazon.it/gp/product/B08JCNHF1H/ref=ppx_yo_dt_b_asin_title_o02_s00?ie=UTF8&amp;th=1" xlink:type="simple">https://www.amazon.it</text:a></text:p>
          </table:table-cell>
          <table:table-cell table:style-name="ce7" office:value-type="string" calcext:value-type="string">
            <text:p><text:a xlink:href="https://www.amazon.com/weideer-Momentary-Self-Reset-Pre-soldered-R13-507-5-X/dp/B08SQHRRDH/ref=sr_1_20?dib=eyJ2IjoiMSJ9.oR1a-j83p5ekObsGsnIpPIw8cofq68T8IirdnZOCFygxpKJn0A_4MQ7X7mRY_LyQfHHyuvF2F3cTXfZMxlJ3ltczECJHInEooWa9O0PBlmM0xt5Jhm0S_5kETo9U2BKgDMMA67zdKHBkwmiLVT0ZqFNwbPtY0O_9JqOgky8UO-4mfGf_f24J5rSBTTb1X-B4OMi-G5Zwq7sO3_nC_3LG9eBWJmC10XO4EJWn0pPzoyg.of_2fL-Tj0474hdgkqoqkKHARvTgYQLghKL9j1-bEl8&amp;dib_tag=se&amp;keywords=push%2Bbutton%2Bround&amp;qid=1720248319&amp;sr=8-20&amp;th=1" xlink:type="simple">https://www.amazon.com/weideer-Momentary-Self-Reset-Pre-soldered-R13-507-5-X/dp/B08SQHRRDH</text:a></text:p>
          </table:table-cell>
          <table:table-cell table:style-name="ce5" office:value-type="string" calcext:value-type="string">
            <text:p><text:a xlink:href="https://www.amazon.it/gp/product/B08JCNHF1H/ref=ppx_yo_dt_b_asin_title_o02_s00?ie=UTF8&amp;th=1" xlink:type="simple">https://www.amazon.it/gp/product/B08JCNHF1H</text:a></text:p>
          </table:table-cell>
          <table:table-cell table:style-name="ce2" office:value-type="string" calcext:value-type="string">
            <text:p>--</text:p>
          </table:table-cell>
          <table:table-cell table:style-name="ce1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Relays Module</text:p>
          </table:table-cell>
          <table:table-cell table:style-name="ce2" office:value-type="string" calcext:value-type="string">
            <text:p>Relays / Mosfet module to control 12V appliances</text:p>
          </table:table-cell>
          <table:table-cell table:style-name="ce2" office:value-type="string" calcext:value-type="string">
            <text:p>GPIO</text:p>
          </table:table-cell>
          <table:table-cell table:style-name="ce3" office:value-type="string" calcext:value-type="string">
            <text:p><text:a xlink:href="https://www.amazon.it/dp/B097PH8Z81" xlink:type="simple">https://www.amazon.it/dp/B097PH8Z81</text:a></text:p>
          </table:table-cell>
          <table:table-cell table:style-name="ce7" office:value-type="string" calcext:value-type="string">
            <text:p><text:a xlink:href="https://www.amazon.com/3-7-27VDC-4-Channel-Driver-Amplifier-Circuit/dp/B07QGXY7F3" xlink:type="simple">https://www.amazon.com/3-7-27VDC-4-Channel-Driver-Amplifier-Circuit/dp/B07QGXY7F3</text:a></text:p>
          </table:table-cell>
          <table:table-cell table:style-name="ce3" office:value-type="string" calcext:value-type="string">
            <text:p><text:a xlink:href="https://www.amazon.it/dp/B097PH8Z81" xlink:type="simple">https://www.amazon.it/dp/B097PH8Z81</text:a></text:p>
          </table:table-cell>
          <table:table-cell table:style-name="ce2" office:value-type="string" calcext:value-type="string">
            <text:p>--</text:p>
          </table:table-cell>
          <table:table-cell table:style-name="ce9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Sense Hat (c)</text:p>
          </table:table-cell>
          <table:table-cell table:style-name="ce2" office:value-type="string" calcext:value-type="string">
            <text:p>Environment Sensors LPS22HB barometric pressure sensor, allows monitoring of the environment</text:p>
          </table:table-cell>
          <table:table-cell table:style-name="ce2" office:value-type="string" calcext:value-type="string">
            <text:p>I2C</text:p>
          </table:table-cell>
          <table:table-cell table:style-name="ce3" office:value-type="string" calcext:value-type="string">
            <text:p><text:a xlink:href="https://www.waveshare.com/sense-hat-c.htm" xlink:type="simple">https://www.waveshare.com/sense-hat-c.htm</text:a></text:p>
          </table:table-cell>
          <table:table-cell table:style-name="ce7" office:value-type="string" calcext:value-type="string">
            <text:p><text:a xlink:href="https://www.amazon.com/waveshare-Sense-HAT-Raspberry-Pi/dp/B0BM8V1KK4" xlink:type="simple">https://www.amazon.com/waveshare-Sense-HAT-Raspberry-Pi/dp/B0BM8V1KK4</text:a></text:p>
          </table:table-cell>
          <table:table-cell table:style-name="ce5" office:value-type="string" calcext:value-type="string">
            <text:p><text:a xlink:href="https://www.amazon.it/Sense-HAT-Raspberry-Accelerometer-Magnetometer/dp/B0BLZBBTWN/ref=sr_1_4?__mk_it_IT=%C3%85M%C3%85%C5%BD%C3%95%C3%91&amp;dib=eyJ2IjoiMSJ9.sW_xVgCDqKeS2lPHUQQOumpFOhuV8ecl-EoVKGm0kpIAIX2QbNQnKXRkCmLHx2052TdVoxh5lumaix5mL0yyeN0xgTQA0Cm9mZwHFpUjOaeOQzjcqY3FUFhdpitBtx8n0msjOuDCp4Q8gFo4GMAs6pRKY7A2osLL7eWleqq9ZeHjLIn3h2pURDCI-5W1ksQ88kbSU1EY49HrVf0o2gxyO8v5zKDLpraYe4lJXPwZhLDPpf1E4u7v_O5hHIoZVe3JKXzzZmQNeyfF05ivFJw9Q5y1hA6I_WVuIcpBcX10iXw.r0qzm6QhP8bUZKeybqIAdIANrq1y7oksdxVoR_k7d0I&amp;dib_tag=se&amp;keywords=sense+hat&amp;qid=1720248611&amp;sr=8-4" xlink:type="simple">https://www.amazon.it/Sense-HAT-Raspberry-Accelerometer-Magnetometer/dp/B0BLZBBTWN</text:a></text:p>
          </table:table-cell>
          <table:table-cell table:style-name="ce3" office:value-type="string" calcext:value-type="string">
            <text:p><text:a xlink:href="https://www.waveshare.com/wiki/Sense_HAT_(C)" xlink:type="simple">https://www.waveshare.com/wiki/Sense_HAT_(C)</text:a></text:p>
          </table:table-cell>
          <table:table-cell table:style-name="ce11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ensor Gas MQ-2 (Famable Gasses)</text:p>
          </table:table-cell>
          <table:table-cell table:style-name="ce2" office:value-type="string" calcext:value-type="string">
            <text:p>Flammable Gas Sensor</text:p>
          </table:table-cell>
          <table:table-cell table:style-name="ce2" office:value-type="string" calcext:value-type="string">
            <text:p>I2C via Sense Hat (c)</text:p>
          </table:table-cell>
          <table:table-cell table:style-name="ce3" office:value-type="string" calcext:value-type="string">
            <text:p><text:a xlink:href="https://www.waveshare.com/mq-2-gas-sensor.htm" xlink:type="simple">https://www.waveshare.com/mq-2-gas-sensor.htm</text:a></text:p>
          </table:table-cell>
          <table:table-cell table:style-name="ce8" office:value-type="string" calcext:value-type="string">
            <text:p><text:a xlink:href="https://www.amazon.com/TELESKY-Detection-Module-Arduino-Starter/dp/B0D41D9W98/ref=sr_1_14?dib=eyJ2IjoiMSJ9.AMtFxl7r5Lr24ggbu-FEFVJOoyU-_GAHu_iASPCcXfSjLL-KdqZ3olUd5SqNWtTGQiauisKMpkh7epanXMwSLw1wwauvvs7jfwIIC-I2TUI1MmOmAGI3WR9mqMd-4-S4wpQQWmGlzz1_oY5vBsLnJQbjsQvVT9YMgjrQRdRsccAj-YgUrE9G5Ec9b_o_BW-Gb4U6F_ypqBZ2PThjftgzIpyyzwGs9iBQ50CEAnmifbHVM3gS1BTFUStNMHGxFBd8coOr0xLFE5I7nSsyck9KXoO2AaFV6lGLwEyetBFFp7A.daEC1dL_ruIYiSxQUhnCH39y2-PFO8Jr4W_QuxBJZXU&amp;dib_tag=se&amp;keywords=mq-7&amp;qid=1720249113&amp;sr=8-14&amp;th=1" xlink:type="simple">https://www.amazon.com/TELESKY-Detection-Module-Arduino-Starter/dp/B0D41D9W98</text:a></text:p>
          </table:table-cell>
          <table:table-cell table:style-name="ce5" office:value-type="string" calcext:value-type="string">
            <text:p><text:a xlink:href="https://www.amazon.it/Butano-Idrogeno-Sensore-Rilevatore-Arduino/dp/B0CM36W9SP/ref=sr_1_6?__mk_it_IT=%C3%85M%C3%85%C5%BD%C3%95%C3%91&amp;dib=eyJ2IjoiMSJ9.K-WPNPf_M46M8MZ-4O2q9ood5pgrV8ekrGZJNYSM9AiqGEVsrjtRbySTkUgKBs7dOEn_uP8ziL1GWMwtZhB4GZFErcc7LZseLH4w5jpyH_ECXWRj-hcyx10aQzuRUQN97aI3vOkDmcnhLXRUzKsgVR7aMT4Bttb6CIdkm5mjjNJuLdDrst5A_Q7FQS_gwX_j0sOzSFo27t7XDdFAJ6t7QnINOcOdNQZmvwdlZ13bV98TrhaH2Z6vjXUfpXFAMS0H4wLbYfbyx3Ir5xHnh7JDoMYSYqdIOZrX4cGCHAWL_kA.VkIoXwSJksoZLPbQ-9WnfH2CqmfHCkRInYZaErjrEJI&amp;dib_tag=se&amp;keywords=mq-2&amp;qid=1720247864&amp;sr=8-6" xlink:type="simple">https://www.amazon.it/Butano-Idrogeno-Sensore-Rilevatore-Arduino/dp/B0CM36W9SP</text:a></text:p>
          </table:table-cell>
          <table:table-cell table:style-name="ce3" office:value-type="string" calcext:value-type="string">
            <text:p><text:a xlink:href="https://www.waveshare.com/wiki/MQ-2_Gas_Sensor" xlink:type="simple">https://www.waveshare.com/wiki/MQ-2_Gas_Sensor</text:a></text:p>
          </table:table-cell>
          <table:table-cell table:style-name="ce12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ensor Gas MQ-7 (CO2)</text:p>
          </table:table-cell>
          <table:table-cell table:style-name="ce2" office:value-type="string" calcext:value-type="string">
            <text:p>CO2 Gas Sensor</text:p>
          </table:table-cell>
          <table:table-cell table:style-name="ce2" office:value-type="string" calcext:value-type="string">
            <text:p>I2C via Sense Hat (c)</text:p>
          </table:table-cell>
          <table:table-cell table:style-name="ce3" office:value-type="string" calcext:value-type="string">
            <text:p><text:a xlink:href="https://www.waveshare.com/mq-7-gas-sensor.htm" xlink:type="simple">https://www.waveshare.com/mq-7-gas-sensor.htm</text:a></text:p>
          </table:table-cell>
          <table:table-cell table:style-name="ce8" office:value-type="string" calcext:value-type="string">
            <office:annotation draw:style-name="gr2" draw:text-style-name="P2" svg:width="283.38pt" svg:height="26.99pt" svg:x="589.1pt" svg:y="196.5pt" draw:caption-point-x="-11.54pt" draw:caption-point-y="-22.99pt">
              <dc:date>2024-07-17T00:00:00</dc:date>
              <text:p text:style-name="P1">This sensor has a different shape than the original one</text:p>
            </office:annotation>
            <text:p><text:a xlink:href="https://www.amazon.com/TELESKY-Detection-Module-Arduino-Starter/dp/B0D41D2S1Q/ref=sr_1_14?dib=eyJ2IjoiMSJ9.AMtFxl7r5Lr24ggbu-FEFVJOoyU-_GAHu_iASPCcXfSjLL-KdqZ3olUd5SqNWtTGQiauisKMpkh7epanXMwSLw1wwauvvs7jfwIIC-I2TUI1MmOmAGI3WR9mqMd-4-S4wpQQWmGlzz1_oY5vBsLnJQbjsQvVT9YMgjrQRdRsccAj-YgUrE9G5Ec9b_o_BW-Gb4U6F_ypqBZ2PThjftgzIpyyzwGs9iBQ50CEAnmifbHVM3gS1BTFUStNMHGxFBd8coOr0xLFE5I7nSsyck9KXoO2AaFV6lGLwEyetBFFp7A.daEC1dL_ruIYiSxQUhnCH39y2-PFO8Jr4W_QuxBJZXU&amp;dib_tag=se&amp;keywords=mq-7&amp;qid=1720249113&amp;sr=8-14&amp;th=1" xlink:type="simple">https://www.amazon.com/TELESKY-Detection-Module-Arduino-Starter/dp/B0D41D2S1Q</text:a></text:p>
          </table:table-cell>
          <table:table-cell table:style-name="ce5" office:value-type="string" calcext:value-type="string">
            <office:annotation draw:style-name="gr2" draw:text-style-name="P2" svg:width="280.6pt" svg:height="26.99pt" svg:x="662.03pt" svg:y="196.5pt" draw:caption-point-x="-11.54pt" draw:caption-point-y="-22.99pt">
              <dc:date>2024-07-17T00:00:00</dc:date>
              <text:p text:style-name="P1">This sensor has a different shape than the original one</text:p>
            </office:annotation>
            <text:p><text:a xlink:href="https://www.amazon.it/Sensore-rilevamento-sensore-carbonio-arduino/dp/B0CM35XWRR/ref=sr_1_22?__mk_it_IT=%C3%85M%C3%85%C5%BD%C3%95%C3%91&amp;dib=eyJ2IjoiMSJ9.CVYqEvIhp_1UgAN-Y7736G5Oxi76E8SjLNJAgo8TJeGFCPAMTxfAQDbEgfIqbNRIuxXJ7_Xcai_hXulAjBuKQ1SHa967Fv_FzdTWA60fQoxCuZQ1YRGy7PFoFS2vhYoroBsTh6O5Nxe7WxTZnghvgoWKVGOJtwXk2fBYW__PsWulzYyUSAHwcJxepj2YP2DVOpHiD1k3N4wiHZ5vLWMlpSxx03staR_37sYDkRGUUyEKIHIeYS3zrdKosoO_g4OXgc4ts2PO7GayLdFXlalijG0Nphuy9uH90QnvPPI4J70.Pwven8z2-LUGPUqM43E4gfNQmWe5vxu-xRTSyq7-CTo&amp;dib_tag=se&amp;keywords=mq-7&amp;qid=1720247495&amp;sr=8-22" xlink:type="simple">https://www.amazon.it/Sensore-rilevamento-sensore-carbonio-arduino/dp/B0CM35XWRR</text:a></text:p>
          </table:table-cell>
          <table:table-cell table:style-name="ce3" office:value-type="string" calcext:value-type="string">
            <text:p><text:a xlink:href="https://www.waveshare.com/wiki/MQ-7_Gas_Sensor" xlink:type="simple">https://www.waveshare.com/wiki/MQ-7_Gas_Sensor</text:a></text:p>
          </table:table-cell>
          <table:table-cell table:style-name="ce1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Connector PowerIn</text:p>
          </table:table-cell>
          <table:table-cell table:style-name="ce2" office:value-type="string" calcext:value-type="string">
            <text:p>Connector for DC/DC Input 12/24V</text:p>
          </table:table-cell>
          <table:table-cell table:style-name="ce2" office:value-type="string" calcext:value-type="string">
            <text:p>--</text:p>
          </table:table-cell>
          <table:table-cell table:style-name="ce5" office:value-type="string" calcext:value-type="string">
            <text:p><text:a xlink:href="https://www.amazon.it/dp/B082ZM38VK?psc=1&amp;ref=ppx_yo2ov_dt_b_product_details" xlink:type="simple">https://www.amazon.it/dp/B082ZM38VK</text:a></text:p>
          </table:table-cell>
          <table:table-cell table:style-name="ce5" office:value-type="string" calcext:value-type="string">
            <text:p><text:a xlink:href="https://www.amazon.com/Connectors-Suitable-Security-Lighting-Adapters/dp/B09H4B32CR/ref=sr_1_4?dib=eyJ2IjoiMSJ9.K7vPTzWEo7bRO3mb0OAIy_DobCoYVw2cVCydR_p7o8SFXkm_2geuJ2vLBTRrEhYWHd-um0iZP9ufyKmMI-7rOb3hvhbU2WuoL7PWceYwsu4zMFzAc69IBDaYmi5Q1AgEruTopFWCCmLckIvLg67CF6mpgXZTJOiGBkayaKA7XDt0SWWJaaLgkRDGj3tlI1ZZeJpu_vxJQ4Wz0HFq838OV-BKQzydUPC52LpwFOJzzHY.P_s3EsdmmWo0h0UHJlRjGVGiWhSudLYMa8cy8lC44O4&amp;dib_tag=se&amp;keywords=DC+Pigtail+Power+Connector&amp;qid=1720282372&amp;sr=8-4" xlink:type="simple">https://www.amazon.com/Connectors-Suitable-Security-Lighting-Adapters/dp/B09H4B32CR</text:a></text:p>
          </table:table-cell>
          <table:table-cell table:style-name="ce5" office:value-type="string" calcext:value-type="string">
            <text:p><text:a xlink:href="https://www.amazon.it/dp/B082ZM38VK?psc=1&amp;ref=ppx_yo2ov_dt_b_product_details" xlink:type="simple">https://www.amazon.it/dp/B082ZM38VK</text:a></text:p>
          </table:table-cell>
          <table:table-cell table:style-name="ce2" office:value-type="string" calcext:value-type="string">
            <text:p>--</text:p>
          </table:table-cell>
          <table:table-cell table:style-name="ce1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Push Button Switch Self-locking</text:p>
          </table:table-cell>
          <table:table-cell table:style-name="ce2" office:value-type="string" calcext:value-type="string">
            <text:p>External button for the UPS 12mm (Hole) 4 PINs</text:p>
          </table:table-cell>
          <table:table-cell table:style-name="ce2" office:value-type="string" calcext:value-type="string">
            <text:p>--</text:p>
          </table:table-cell>
          <table:table-cell table:style-name="ce6" office:value-type="string" calcext:value-type="string">
            <text:p><text:a xlink:href="https://www.amazon.it/dp/B09WXGT37F" xlink:type="simple">https://www.amazon.it/dp/B09WXGT37F</text:a></text:p>
          </table:table-cell>
          <table:table-cell table:style-name="ce6" office:value-type="string" calcext:value-type="string">
            <text:p><text:a xlink:href="https://www.amazon.com/APIELE-Latching-Button-Stainless-Normally/dp/B083QMF2HW" xlink:type="simple">https://www.amazon.com/APIELE-Latching-Button-Stainless-Normally/dp/B083QMF2HW</text:a></text:p>
          </table:table-cell>
          <table:table-cell table:style-name="ce6" office:value-type="string" calcext:value-type="string">
            <text:p><text:a xlink:href="https://www.amazon.it/dp/B09WXGT37F" xlink:type="simple">https://www.amazon.it/dp/B09WXGT37F</text:a></text:p>
          </table:table-cell>
          <table:table-cell table:style-name="ce2" office:value-type="string" calcext:value-type="string">
            <text:p>--</text:p>
          </table:table-cell>
          <table:table-cell table:style-name="ce1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Cables</text:p>
          </table:table-cell>
          <table:table-cell table:style-name="ce2" office:value-type="string" calcext:value-type="string">
            <text:p>Jumper cables 20cm female-female</text:p>
          </table:table-cell>
          <table:table-cell table:style-name="ce2" office:value-type="string" calcext:value-type="string">
            <text:p>--</text:p>
          </table:table-cell>
          <table:table-cell table:style-name="ce5" office:value-type="string" calcext:value-type="string">
            <text:p><text:a xlink:href="https://www.amazon.it/CABLEPELADO-piastre-prototipo-Raspberry-Breadboard/dp/B07KWDFVJ8/ref=sr_1_4_sspa?__mk_it_IT=%C3%85M%C3%85%C5%BD%C3%95%C3%91&amp;dib=eyJ2IjoiMSJ9.OXhKXXUOM4Auk_ibbqH2uaYUzXXPx7kn8XsQw8fPgAeFlzhTi1MUo55UaLqotQqtTZB7sMp3XPJ2dfQaDfjxUIheP0ybUVW9ptHkkUozVKzUJo0ywrzKi08-uIXBO8kaVL39XqGuk30k2DcVsvG3zstEd-tynwSz0-_W6UR7SCypQcZ_BCUjHTwEsvHx7AN2KfoidzkXuLKQVXpcWPJ3C2E_wdWMSBYijlFUNhhdZQnp8r-z1jSI_9SYqyML0v8GnIqaSRwyRS9gUpyBxmnSUdEXMCRhRSoM05Ry5IjN7DU.3rATvrCzeow8O_gMcg6bUJjYlVZeas_c3HLx39tOJx4&amp;dib_tag=se&amp;keywords=arduino%2Bcable&amp;qid=1720246729&amp;sr=8-4-spons&amp;sp_csd=d2lkZ2V0TmFtZT1zcF9hdGY&amp;th=1" xlink:type="simple">https://www.amazon.it/CABLEPELADO-piastre-prototipo-Raspberry-Breadboard/dp/B07KWDFVJ8</text:a></text:p>
          </table:table-cell>
          <table:table-cell table:style-name="ce5" office:value-type="string" calcext:value-type="string">
            <text:p><text:a xlink:href="https://www.amazon.com/California-JOS-Breadboard-Optional-Multicolored/dp/B0BRTJQGS6/ref=sr_1_4?dib=eyJ2IjoiMSJ9.15YUbS0PBcrafLDYuUDgtycegXATmzskQjm-L6k7Wc5WaxvoUGBmPELJSFwoxSFW0_F5YxjoOgdnOUzbTayuRCAxEKkbJF1tbA7XGxJQZKX8j7pG0HtHMmLqeqU7-A3Xeo_8Df-UDyWj_B5N3FUXsxRS3iPftwMv9Z3osF9LKFDZycv1v-KT1oXNdlEHI0YCeon7KD8WVi4b9U_eT_mK8uL05pfvEkW6Xt2JaI6QHAI.G3MwfzmNAkU4OTj7TXdiVVoJ5S4DiibVf7emLL4OEWw&amp;dib_tag=se&amp;keywords=jumper%2Bfemale%2Bfemale&amp;qid=1720247398&amp;sr=8-4&amp;th=1" xlink:type="simple">https://www.amazon.com/California-JOS-Breadboard-Optional-Multicolored/dp/B0BRTJQGS6</text:a></text:p>
          </table:table-cell>
          <table:table-cell table:style-name="ce5" office:value-type="string" calcext:value-type="string">
            <text:p><text:a xlink:href="https://www.amazon.it/CABLEPELADO-piastre-prototipo-Raspberry-Breadboard/dp/B07KWDFVJ8/ref=sr_1_4_sspa?__mk_it_IT=%C3%85M%C3%85%C5%BD%C3%95%C3%91&amp;dib=eyJ2IjoiMSJ9.OXhKXXUOM4Auk_ibbqH2uaYUzXXPx7kn8XsQw8fPgAeFlzhTi1MUo55UaLqotQqtTZB7sMp3XPJ2dfQaDfjxUIheP0ybUVW9ptHkkUozVKzUJo0ywrzKi08-uIXBO8kaVL39XqGuk30k2DcVsvG3zstEd-tynwSz0-_W6UR7SCypQcZ_BCUjHTwEsvHx7AN2KfoidzkXuLKQVXpcWPJ3C2E_wdWMSBYijlFUNhhdZQnp8r-z1jSI_9SYqyML0v8GnIqaSRwyRS9gUpyBxmnSUdEXMCRhRSoM05Ry5IjN7DU.3rATvrCzeow8O_gMcg6bUJjYlVZeas_c3HLx39tOJx4&amp;dib_tag=se&amp;keywords=arduino%2Bcable&amp;qid=1720246729&amp;sr=8-4-spons&amp;sp_csd=d2lkZ2V0TmFtZT1zcF9hdGY&amp;th=1" xlink:type="simple">https://www.amazon.it/CABLEPELADO-piastre-prototipo-Raspberry-Breadboard/dp/B07KWDFVJ8</text:a></text:p>
          </table:table-cell>
          <table:table-cell table:style-name="ce2" office:value-type="string" calcext:value-type="string">
            <text:p>--</text:p>
          </table:table-cell>
          <table:table-cell table:style-name="ce1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Spacer</text:p>
          </table:table-cell>
          <table:table-cell table:style-name="ce2" office:value-type="string" calcext:value-type="string">
            <text:p>Spacers, Screw and Nuts hex M2.5 per PCB</text:p>
          </table:table-cell>
          <table:table-cell table:style-name="ce2" office:value-type="string" calcext:value-type="string">
            <text:p>--</text:p>
          </table:table-cell>
          <table:table-cell table:style-name="ce5" office:value-type="string" calcext:value-type="string">
            <text:p><text:a xlink:href="https://www.amazon.it/dp/B093FNWP39?ref=ppx_yo2ov_dt_b_product_details&amp;th=1" xlink:type="simple">https://www.amazon.it/dp/B093FNWP39</text:a></text:p>
          </table:table-cell>
          <table:table-cell table:style-name="ce5" office:value-type="string" calcext:value-type="string">
            <text:p><text:a xlink:href="https://www.amazon.com/M2-5-Standoff-Threaded-Motherboard-Assortmen/dp/B01N5RDAUX/ref=sr_1_5?dib=eyJ2IjoiMSJ9.lrv73Jyl0xFbvjvqx38Fqd50IVwwTRnopIfEAqeriMhCswksKrQDUUpHMYX7R4jsIPVE3_sJEvOZkodth7OiYbsSaQ5yHPTDvQsf6DBImsyfO5wYjrm8V-hnOz0tHGYICfp1-cB0JOqzw3BUn0Ew7ApLy2TgVWHznbCE24OaFZhbnKZdiaLFoutGVIDhRI2U-IXw4eqSWgSdy5DWQeNhSS9yj-mDNaUcBWTobRzDs5s.czOGqpr-PubVbwVKbto7y9xbOIYMgi4rCJdxxJyhMLI&amp;dib_tag=se&amp;keywords=M2.5%2Bpcb&amp;qid=1720246977&amp;sr=8-5&amp;th=1" xlink:type="simple">https://www.amazon.com/M2-5-Standoff-Threaded-Motherboard-Assortmen/dp/B01N5RDAUX</text:a></text:p>
          </table:table-cell>
          <table:table-cell table:style-name="ce5" office:value-type="string" calcext:value-type="string">
            <text:p><text:a xlink:href="https://www.amazon.it/dp/B093FNWP39?ref=ppx_yo2ov_dt_b_product_details&amp;th=1" xlink:type="simple">https://www.amazon.it/dp/B093FNWP39</text:a></text:p>
          </table:table-cell>
          <table:table-cell table:style-name="ce2" office:value-type="string" calcext:value-type="string">
            <text:p>--</text:p>
          </table:table-cell>
          <table:table-cell table:style-name="ce1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Molex PicoBlade Connectors</text:p>
          </table:table-cell>
          <table:table-cell table:style-name="ce2" office:value-type="string" calcext:value-type="string">
            <text:p>Connector Molex PicoBlade 4 and 5 PIN or 9 PIN</text:p>
          </table:table-cell>
          <table:table-cell table:style-name="ce2" office:value-type="string" calcext:value-type="string">
            <text:p>--</text:p>
          </table:table-cell>
          <table:table-cell table:style-name="ce3" office:value-type="string" calcext:value-type="string">
            <text:p><text:a xlink:href="https://www.amazon.it/connettori-Pre-crimpati-Compatibile-PicoBlade-Silicone/dp/B08RMQP6YP" xlink:type="simple">https://www.amazon.it/connettori-Pre-crimpati-Compatibile-PicoBlade-Silicone/dp/B08RMQP6YP</text:a></text:p>
          </table:table-cell>
          <table:table-cell table:style-name="ce3" office:value-type="string" calcext:value-type="string">
            <text:p><text:a xlink:href="https://www.amazon.com/Keszoox-Pre-Crimped-Compatible-Controller-Connectors/dp/B09F3TQS9V" xlink:type="simple">https://www.amazon.com/Keszoox-Pre-Crimped-Compatible-Controller-Connectors/dp/B09F3TQS9V</text:a></text:p>
          </table:table-cell>
          <table:table-cell table:style-name="ce3" office:value-type="string" calcext:value-type="string">
            <text:p><text:a xlink:href="https://www.amazon.it/connettori-Pre-crimpati-Compatibile-PicoBlade-Silicone/dp/B08RMQP6YP" xlink:type="simple">https://www.amazon.it/connettori-Pre-crimpati-Compatibile-PicoBlade-Silicone/dp/B08RMQP6YP</text:a></text:p>
          </table:table-cell>
          <table:table-cell table:style-name="ce2" office:value-type="string" calcext:value-type="string">
            <text:p>--</text:p>
          </table:table-cell>
          <table:table-cell table:style-name="ce1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Resistors</text:p>
          </table:table-cell>
          <table:table-cell table:style-name="ce2" office:value-type="string" calcext:value-type="string">
            <text:p>Resistor 10KOhm for cover's buttons</text:p>
          </table:table-cell>
          <table:table-cell table:style-name="ce2" office:value-type="string" calcext:value-type="string">
            <text:p>--</text:p>
          </table:table-cell>
          <table:table-cell table:style-name="ce3" office:value-type="string" calcext:value-type="string">
            <text:p><text:a xlink:href="https://www.amazon.it/Innfeeltech-Tolleranza-Resistenza-Carbonio-Esperimenti/dp/B0CL9KXXZB" xlink:type="simple">https://www.amazon.it/Innfeeltech-Tolleranza-Resistenza-Carbonio-Esperimenti/dp/B0CL9KXXZB</text:a></text:p>
          </table:table-cell>
          <table:table-cell table:style-name="ce2"/>
          <table:table-cell table:style-name="ce3" office:value-type="string" calcext:value-type="string">
            <text:p><text:a xlink:href="https://www.amazon.it/Innfeeltech-Tolleranza-Resistenza-Carbonio-Esperimenti/dp/B0CL9KXXZB" xlink:type="simple">https://www.amazon.it/Innfeeltech-Tolleranza-Resistenza-Carbonio-Esperimenti/dp/B0CL9KXXZB</text:a></text:p>
          </table:table-cell>
          <table:table-cell table:style-name="ce2" office:value-type="string" calcext:value-type="string">
            <text:p>--</text:p>
          </table:table-cell>
          <table:table-cell table:style-name="ce1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1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3D Materia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Docs</text:p>
          </table:table-cell>
          <table:table-cell table:style-name="ce4" table:number-columns-repeated="2"/>
          <table:table-cell table:number-columns-repeated="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PLA</text:p>
          </table:table-cell>
          <table:table-cell table:style-name="ce2" office:value-type="string" calcext:value-type="string">
            <text:p>Main material for the SmartVanBox's case</text:p>
          </table:table-cell>
          <table:table-cell table:style-name="ce3" office:value-type="string" calcext:value-type="string">
            <text:p><text:a xlink:href="https://www.3ditalyshop.it/prodotto/filamenti/2-85/filamenti-ultimaker/pla-ultimaker-orange/" xlink:type="simple">https://www.3ditalyshop.it/prodotto/filamenti/2-85/filamenti-ultimaker/pla-ultimaker-orange/</text:a></text:p>
          </table:table-cell>
          <table:table-cell table:style-name="ce3" office:value-type="string" calcext:value-type="string">
            <text:p><text:a xlink:href="https://ultimaker.com/materials/s-series-pla/" xlink:type="simple">https://ultimaker.com/materials/s-series-pla/</text:a></text:p>
          </table:table-cell>
          <table:table-cell table:style-name="ce9" table:number-columns-repeated="2"/>
          <table:table-cell table:number-columns-repeated="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Breakaway</text:p>
          </table:table-cell>
          <table:table-cell table:style-name="ce2" office:value-type="string" calcext:value-type="string">
            <text:p>Support material for the SmartVanBox's case</text:p>
          </table:table-cell>
          <table:table-cell table:style-name="ce3" office:value-type="string" calcext:value-type="string">
            <text:p><text:a xlink:href="https://www.3ditalyshop.it/prodotto/filamenti/2-85/filamenti-ultimaker/breakaway/" xlink:type="simple">https://www.3ditalyshop.it/prodotto/filamenti/2-85/filamenti-ultimaker/breakaway/</text:a></text:p>
          </table:table-cell>
          <table:table-cell table:style-name="ce3" office:value-type="string" calcext:value-type="string">
            <text:p><text:a xlink:href="https://ultimaker.com/materials/s-series-breakaway/" xlink:type="simple">https://ultimaker.com/materials/s-series-breakaway/</text:a></text:p>
          </table:table-cell>
          <table:table-cell table:style-name="ce9" table:number-columns-repeated="2"/>
          <table:table-cell table:number-columns-repeated="2"/>
          <table:table-cell table:style-name="ce2" table:number-columns-repeated="18"/>
          <table:table-cell table:number-columns-repeated="998"/>
        </table:table-row>
        <table:table-row table:style-name="ro1">
          <table:table-cell/>
          <table:table-cell table:style-name="ce2"/>
          <table:table-cell table:number-columns-repeated="6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3"/>
          <table:table-cell table:style-name="ce10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987">
          <table:table-cell table:style-name="ce2" table:number-columns-repeated="26"/>
          <table:table-cell table:number-columns-repeated="998"/>
        </table:table-row>
        <table:table-row table:style-name="ro2" table:number-rows-repeated="1047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en" number:country="US">€</number:currency-symbol>
      <number:text> </number:text>
      <number:number number:decimal-places="2" loext:min-decimal-places="2" number:min-integer-digits="1" number:grouping="true"/>
    </number:currency-style>
    <number:currency-style style:name="N126">
      <number:currency-symbol>€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martVanBox_20_1.0.0_20_-_20_BOM" style:display-name="PageStyle_SmartVanBox 1.0.0 - 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7" meta:object-count="0"/>
    <meta:generator>LibreOfficeDev/6.0.5.2$Linux_X86_64 LibreOffice_project/</meta:generator>
  </office:meta>
</office:document-meta>
</file>